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944" calcext:value-type="float">
            <text:p>136.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652" calcext:value-type="float">
            <text:p>135.9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028" calcext:value-type="float">
            <text:p>135.5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104" calcext:value-type="float">
            <text:p>130.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7184" calcext:value-type="float">
            <text:p>129.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456" calcext:value-type="float">
            <text:p>127.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1376" calcext:value-type="float">
            <text:p>122.2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6952" calcext:value-type="float">
            <text:p>121.9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7104" calcext:value-type="float">
            <text:p>117.0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8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7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7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501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